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82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944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944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7" style:parent-style-name="Graphics">
      <style:graphic-properties draw:fill="none" draw:stroke="non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944in" svg:stroke-color="#2e75b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6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944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944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g draw:name="Group 14" draw:id="id63">
          <svg:title/>
          <svg:desc/>
          <draw:frame draw:id="id64" draw:style-name="a357" draw:name="Picture 13" svg:x="0.50466in" svg:y="0.23799in" svg:width="8.92765in" svg:height="6.94373in" style:rel-width="scale" style:rel-height="scale">
            <draw:image xlink:href="media/image1.png" xlink:type="simple" xlink:show="embed" xlink:actuate="onLoad"/>
            <svg:title/>
            <svg:desc/>
          </draw:frame>
          <draw:custom-shape svg:x="5.60607in" svg:y="1.79184in" svg:width="0.16905in" svg:height="0.70684in" draw:id="id65" draw:style-name="a360" draw:name="Right Bracket 5">
            <svg:title/>
            <svg:desc/>
            <text:p text:style-name="a359" text:class-names="" text:cond-style-name=""><text:span text:style-name="a358" text:class-names=""/></text:p>
            <draw:enhanced-geometry xmlns:dr3d="urn:oasis:names:tc:opendocument:xmlns:dr3d:1.0" draw:path-stretchpoint-x="21600" draw:path-stretchpoint-y="21600" draw:type="non-primitive" svg:viewBox="0 0 21600 21600" draw:enhanced-path="S M ?f11 ?f11 A ?f86 ?f87 ?f88 ?f89 ?f11 ?f11 ?f83 ?f85  W ?f90 ?f91 ?f92 ?f93 ?f11 ?f11 ?f83 ?f85 L ?f20 ?f30 A ?f129 ?f130 ?f131 ?f132 ?f20 ?f30 ?f126 ?f128  W ?f133 ?f134 ?f135 ?f136 ?f20 ?f30 ?f126 ?f128 Z N F M ?f11 ?f11 A ?f86 ?f87 ?f88 ?f89 ?f11 ?f11 ?f83 ?f85  W ?f90 ?f91 ?f92 ?f93 ?f11 ?f11 ?f83 ?f85 L ?f20 ?f30 A ?f129 ?f130 ?f131 ?f132 ?f20 ?f30 ?f126 ?f128  W ?f133 ?f134 ?f135 ?f136 ?f20 ?f30 ?f126 ?f128 N" draw:text-areas="?f11 ?f44 ?f43 ?f46" draw:glue-points="?f11 ?f11 ?f11 ?f21 ?f20 ?f27" draw:glue-point-leaving-directions="-180, -360, -27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8333"/>
              <draw:equation draw:name="f13" draw:formula="2700000 + ?f2"/>
              <draw:equation draw:name="f14" draw:formula="?f13 - ?f2"/>
              <draw:equation draw:name="f15" draw:formula="?f8 / 21600"/>
              <draw:equation draw:name="f16" draw:formula="?f7 / 21600"/>
              <draw:equation draw:name="f17" draw:formula="21600 * ?f8"/>
              <draw:equation draw:name="f18" draw:formula="21600 * ?f7"/>
              <draw:equation draw:name="f19" draw:formula="min(?f16, ?f15)"/>
              <draw:equation draw:name="f20" draw:formula="?f17 / ?f9"/>
              <draw:equation draw:name="f21" draw:formula="?f18 / ?f9"/>
              <draw:equation draw:name="f22" draw:formula="?f21 - ?f11"/>
              <draw:equation draw:name="f23" draw:formula="?f20 - ?f11"/>
              <draw:equation draw:name="f24" draw:formula="?f22 / 2"/>
              <draw:equation draw:name="f25" draw:formula="min(?f23, ?f22)"/>
              <draw:equation draw:name="f26" draw:formula="?f23 * ?f19"/>
              <draw:equation draw:name="f27" draw:formula="?f11 + ?f24"/>
              <draw:equation draw:name="f28" draw:formula="?f25 * ?f12"/>
              <draw:equation draw:name="f29" draw:formula="?f28 / 100000"/>
              <draw:equation draw:name="f30" draw:formula="?f21 - ?f29"/>
              <draw:equation draw:name="f31" draw:formula="?f29 * ?f19"/>
              <draw:equation draw:name="f32" draw:formula="?f14 + ?f2"/>
              <draw:equation draw:name="f33" draw:formula="?f32 * ?f10 / ?f1"/>
              <draw:equation draw:name="f34" draw:formula="0 - ?f33"/>
              <draw:equation draw:name="f35" draw:formula="sin(?f34)"/>
              <draw:equation draw:name="f36" draw:formula="0 - ?f35"/>
              <draw:equation draw:name="f37" draw:formula="?f36"/>
              <draw:equation draw:name="f38" draw:formula="cos(?f34)"/>
              <draw:equation draw:name="f39" draw:formula="0 - ?f38"/>
              <draw:equation draw:name="f40" draw:formula="?f39"/>
              <draw:equation draw:name="f41" draw:formula="?f37 * ?f23"/>
              <draw:equation draw:name="f42" draw:formula="?f40 * ?f29"/>
              <draw:equation draw:name="f43" draw:formula="?f11 + ?f41"/>
              <draw:equation draw:name="f44" draw:formula="?f29 - ?f42"/>
              <draw:equation draw:name="f45" draw:formula="?f21 + ?f42"/>
              <draw:equation draw:name="f46" draw:formula="?f45 - ?f29"/>
              <draw:equation draw:name="f47" draw:formula="21550000 - ?f2"/>
              <draw:equation draw:name="f48" draw:formula="if(?f47, ?f2, 21550000)"/>
              <draw:equation draw:name="f49" draw:formula="-21550000 - ?f48"/>
              <draw:equation draw:name="f50" draw:formula="if(?f49, -21550000, ?f48)"/>
              <draw:equation draw:name="f51" draw:formula="?f0 + ?f50"/>
              <draw:equation draw:name="f52" draw:formula="?f0 + ?f2"/>
              <draw:equation draw:name="f53" draw:formula="?f52 * ?f10 / ?f1"/>
              <draw:equation draw:name="f54" draw:formula="0 - ?f53"/>
              <draw:equation draw:name="f55" draw:formula="cos(?f54)"/>
              <draw:equation draw:name="f56" draw:formula="0 - ?f55"/>
              <draw:equation draw:name="f57" draw:formula="?f56 * ?f26"/>
              <draw:equation draw:name="f58" draw:formula="sin(?f54)"/>
              <draw:equation draw:name="f59" draw:formula="0 - ?f58"/>
              <draw:equation draw:name="f60" draw:formula="?f59 * ?f31"/>
              <draw:equation draw:name="f61" draw:formula="sqrt(?f57 * ?f57 + ?f60 * ?f60 + 0 * 0)"/>
              <draw:equation draw:name="f62" draw:formula="?f26 * ?f31 / ?f61"/>
              <draw:equation draw:name="f63" draw:formula="?f59 * ?f62"/>
              <draw:equation draw:name="f64" draw:formula="?f11 - ?f63"/>
              <draw:equation draw:name="f65" draw:formula="?f56 * ?f62"/>
              <draw:equation draw:name="f66" draw:formula="?f11 - ?f65"/>
              <draw:equation draw:name="f67" draw:formula="?f64 - ?f26"/>
              <draw:equation draw:name="f68" draw:formula="?f66 - ?f31"/>
              <draw:equation draw:name="f69" draw:formula="?f64 + ?f26"/>
              <draw:equation draw:name="f70" draw:formula="?f66 + ?f31"/>
              <draw:equation draw:name="f71" draw:formula="?f51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26"/>
              <draw:equation draw:name="f77" draw:formula="sin(?f73)"/>
              <draw:equation draw:name="f78" draw:formula="0 - ?f77"/>
              <draw:equation draw:name="f79" draw:formula="?f78 * ?f31"/>
              <draw:equation draw:name="f80" draw:formula="sqrt(?f76 * ?f76 + ?f79 * ?f79 + 0 * 0)"/>
              <draw:equation draw:name="f81" draw:formula="?f26 * ?f31 / ?f80"/>
              <draw:equation draw:name="f82" draw:formula="?f78 * ?f81"/>
              <draw:equation draw:name="f83" draw:formula="?f64 + ?f82"/>
              <draw:equation draw:name="f84" draw:formula="?f75 * ?f81"/>
              <draw:equation draw:name="f85" draw:formula="?f66 + ?f84"/>
              <draw:equation draw:name="f86" draw:formula="if(?f50, ?f11, ?f67)"/>
              <draw:equation draw:name="f87" draw:formula="if(?f50, ?f11, ?f68)"/>
              <draw:equation draw:name="f88" draw:formula="if(?f50, ?f11, ?f69)"/>
              <draw:equation draw:name="f89" draw:formula="if(?f50, ?f11, ?f70)"/>
              <draw:equation draw:name="f90" draw:formula="if(?f50, ?f67, ?f83)"/>
              <draw:equation draw:name="f91" draw:formula="if(?f50, ?f68, ?f85)"/>
              <draw:equation draw:name="f92" draw:formula="if(?f50, ?f69, ?f83)"/>
              <draw:equation draw:name="f93" draw:formula="if(?f50, ?f70, ?f85)"/>
              <draw:equation draw:name="f94" draw:formula="?f11 + ?f50"/>
              <draw:equation draw:name="f95" draw:formula="?f11 + ?f2"/>
              <draw:equation draw:name="f96" draw:formula="?f95 * ?f10 / ?f1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26"/>
              <draw:equation draw:name="f101" draw:formula="sin(?f97)"/>
              <draw:equation draw:name="f102" draw:formula="0 - ?f101"/>
              <draw:equation draw:name="f103" draw:formula="?f102 * ?f31"/>
              <draw:equation draw:name="f104" draw:formula="sqrt(?f100 * ?f100 + ?f103 * ?f103 + 0 * 0)"/>
              <draw:equation draw:name="f105" draw:formula="?f26 * ?f31 / ?f104"/>
              <draw:equation draw:name="f106" draw:formula="?f102 * ?f105"/>
              <draw:equation draw:name="f107" draw:formula="?f20 - ?f106"/>
              <draw:equation draw:name="f108" draw:formula="?f99 * ?f105"/>
              <draw:equation draw:name="f109" draw:formula="?f30 - ?f108"/>
              <draw:equation draw:name="f110" draw:formula="?f107 - ?f26"/>
              <draw:equation draw:name="f111" draw:formula="?f109 - ?f31"/>
              <draw:equation draw:name="f112" draw:formula="?f107 + ?f26"/>
              <draw:equation draw:name="f113" draw:formula="?f109 + ?f31"/>
              <draw:equation draw:name="f114" draw:formula="?f94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26"/>
              <draw:equation draw:name="f120" draw:formula="sin(?f116)"/>
              <draw:equation draw:name="f121" draw:formula="0 - ?f120"/>
              <draw:equation draw:name="f122" draw:formula="?f121 * ?f31"/>
              <draw:equation draw:name="f123" draw:formula="sqrt(?f119 * ?f119 + ?f122 * ?f122 + 0 * 0)"/>
              <draw:equation draw:name="f124" draw:formula="?f26 * ?f31 / ?f123"/>
              <draw:equation draw:name="f125" draw:formula="?f121 * ?f124"/>
              <draw:equation draw:name="f126" draw:formula="?f107 + ?f125"/>
              <draw:equation draw:name="f127" draw:formula="?f118 * ?f124"/>
              <draw:equation draw:name="f128" draw:formula="?f109 + ?f127"/>
              <draw:equation draw:name="f129" draw:formula="if(?f50, ?f20, ?f110)"/>
              <draw:equation draw:name="f130" draw:formula="if(?f50, ?f30, ?f111)"/>
              <draw:equation draw:name="f131" draw:formula="if(?f50, ?f20, ?f112)"/>
              <draw:equation draw:name="f132" draw:formula="if(?f50, ?f30, ?f113)"/>
              <draw:equation draw:name="f133" draw:formula="if(?f50, ?f110, ?f126)"/>
              <draw:equation draw:name="f134" draw:formula="if(?f50, ?f111, ?f128)"/>
              <draw:equation draw:name="f135" draw:formula="if(?f50, ?f112, ?f126)"/>
              <draw:equation draw:name="f136" draw:formula="if(?f50, ?f113, ?f128)"/>
            </draw:enhanced-geometry>
          </draw:custom-shape>
          <draw:custom-shape svg:x="5.60607in" svg:y="2.57394in" svg:width="0.16905in" svg:height="2.52388in" draw:id="id66" draw:style-name="a363" draw:name="Right Bracket 8">
            <svg:title/>
            <svg:desc/>
            <text:p text:style-name="a362" text:class-names="" text:cond-style-name=""><text:span text:style-name="a361" text:class-names=""/></text:p>
            <draw:enhanced-geometry xmlns:dr3d="urn:oasis:names:tc:opendocument:xmlns:dr3d:1.0" draw:path-stretchpoint-x="21600" draw:path-stretchpoint-y="21600" draw:type="non-primitive" svg:viewBox="0 0 21600 21600" draw:enhanced-path="S M ?f11 ?f11 A ?f86 ?f87 ?f88 ?f89 ?f11 ?f11 ?f83 ?f85  W ?f90 ?f91 ?f92 ?f93 ?f11 ?f11 ?f83 ?f85 L ?f20 ?f30 A ?f129 ?f130 ?f131 ?f132 ?f20 ?f30 ?f126 ?f128  W ?f133 ?f134 ?f135 ?f136 ?f20 ?f30 ?f126 ?f128 Z N F M ?f11 ?f11 A ?f86 ?f87 ?f88 ?f89 ?f11 ?f11 ?f83 ?f85  W ?f90 ?f91 ?f92 ?f93 ?f11 ?f11 ?f83 ?f85 L ?f20 ?f30 A ?f129 ?f130 ?f131 ?f132 ?f20 ?f30 ?f126 ?f128  W ?f133 ?f134 ?f135 ?f136 ?f20 ?f30 ?f126 ?f128 N" draw:text-areas="?f11 ?f44 ?f43 ?f46" draw:glue-points="?f11 ?f11 ?f11 ?f21 ?f20 ?f27" draw:glue-point-leaving-directions="-180, -360, -27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8333"/>
              <draw:equation draw:name="f13" draw:formula="2700000 + ?f2"/>
              <draw:equation draw:name="f14" draw:formula="?f13 - ?f2"/>
              <draw:equation draw:name="f15" draw:formula="?f8 / 21600"/>
              <draw:equation draw:name="f16" draw:formula="?f7 / 21600"/>
              <draw:equation draw:name="f17" draw:formula="21600 * ?f8"/>
              <draw:equation draw:name="f18" draw:formula="21600 * ?f7"/>
              <draw:equation draw:name="f19" draw:formula="min(?f16, ?f15)"/>
              <draw:equation draw:name="f20" draw:formula="?f17 / ?f9"/>
              <draw:equation draw:name="f21" draw:formula="?f18 / ?f9"/>
              <draw:equation draw:name="f22" draw:formula="?f21 - ?f11"/>
              <draw:equation draw:name="f23" draw:formula="?f20 - ?f11"/>
              <draw:equation draw:name="f24" draw:formula="?f22 / 2"/>
              <draw:equation draw:name="f25" draw:formula="min(?f23, ?f22)"/>
              <draw:equation draw:name="f26" draw:formula="?f23 * ?f19"/>
              <draw:equation draw:name="f27" draw:formula="?f11 + ?f24"/>
              <draw:equation draw:name="f28" draw:formula="?f25 * ?f12"/>
              <draw:equation draw:name="f29" draw:formula="?f28 / 100000"/>
              <draw:equation draw:name="f30" draw:formula="?f21 - ?f29"/>
              <draw:equation draw:name="f31" draw:formula="?f29 * ?f19"/>
              <draw:equation draw:name="f32" draw:formula="?f14 + ?f2"/>
              <draw:equation draw:name="f33" draw:formula="?f32 * ?f10 / ?f1"/>
              <draw:equation draw:name="f34" draw:formula="0 - ?f33"/>
              <draw:equation draw:name="f35" draw:formula="sin(?f34)"/>
              <draw:equation draw:name="f36" draw:formula="0 - ?f35"/>
              <draw:equation draw:name="f37" draw:formula="?f36"/>
              <draw:equation draw:name="f38" draw:formula="cos(?f34)"/>
              <draw:equation draw:name="f39" draw:formula="0 - ?f38"/>
              <draw:equation draw:name="f40" draw:formula="?f39"/>
              <draw:equation draw:name="f41" draw:formula="?f37 * ?f23"/>
              <draw:equation draw:name="f42" draw:formula="?f40 * ?f29"/>
              <draw:equation draw:name="f43" draw:formula="?f11 + ?f41"/>
              <draw:equation draw:name="f44" draw:formula="?f29 - ?f42"/>
              <draw:equation draw:name="f45" draw:formula="?f21 + ?f42"/>
              <draw:equation draw:name="f46" draw:formula="?f45 - ?f29"/>
              <draw:equation draw:name="f47" draw:formula="21550000 - ?f2"/>
              <draw:equation draw:name="f48" draw:formula="if(?f47, ?f2, 21550000)"/>
              <draw:equation draw:name="f49" draw:formula="-21550000 - ?f48"/>
              <draw:equation draw:name="f50" draw:formula="if(?f49, -21550000, ?f48)"/>
              <draw:equation draw:name="f51" draw:formula="?f0 + ?f50"/>
              <draw:equation draw:name="f52" draw:formula="?f0 + ?f2"/>
              <draw:equation draw:name="f53" draw:formula="?f52 * ?f10 / ?f1"/>
              <draw:equation draw:name="f54" draw:formula="0 - ?f53"/>
              <draw:equation draw:name="f55" draw:formula="cos(?f54)"/>
              <draw:equation draw:name="f56" draw:formula="0 - ?f55"/>
              <draw:equation draw:name="f57" draw:formula="?f56 * ?f26"/>
              <draw:equation draw:name="f58" draw:formula="sin(?f54)"/>
              <draw:equation draw:name="f59" draw:formula="0 - ?f58"/>
              <draw:equation draw:name="f60" draw:formula="?f59 * ?f31"/>
              <draw:equation draw:name="f61" draw:formula="sqrt(?f57 * ?f57 + ?f60 * ?f60 + 0 * 0)"/>
              <draw:equation draw:name="f62" draw:formula="?f26 * ?f31 / ?f61"/>
              <draw:equation draw:name="f63" draw:formula="?f59 * ?f62"/>
              <draw:equation draw:name="f64" draw:formula="?f11 - ?f63"/>
              <draw:equation draw:name="f65" draw:formula="?f56 * ?f62"/>
              <draw:equation draw:name="f66" draw:formula="?f11 - ?f65"/>
              <draw:equation draw:name="f67" draw:formula="?f64 - ?f26"/>
              <draw:equation draw:name="f68" draw:formula="?f66 - ?f31"/>
              <draw:equation draw:name="f69" draw:formula="?f64 + ?f26"/>
              <draw:equation draw:name="f70" draw:formula="?f66 + ?f31"/>
              <draw:equation draw:name="f71" draw:formula="?f51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26"/>
              <draw:equation draw:name="f77" draw:formula="sin(?f73)"/>
              <draw:equation draw:name="f78" draw:formula="0 - ?f77"/>
              <draw:equation draw:name="f79" draw:formula="?f78 * ?f31"/>
              <draw:equation draw:name="f80" draw:formula="sqrt(?f76 * ?f76 + ?f79 * ?f79 + 0 * 0)"/>
              <draw:equation draw:name="f81" draw:formula="?f26 * ?f31 / ?f80"/>
              <draw:equation draw:name="f82" draw:formula="?f78 * ?f81"/>
              <draw:equation draw:name="f83" draw:formula="?f64 + ?f82"/>
              <draw:equation draw:name="f84" draw:formula="?f75 * ?f81"/>
              <draw:equation draw:name="f85" draw:formula="?f66 + ?f84"/>
              <draw:equation draw:name="f86" draw:formula="if(?f50, ?f11, ?f67)"/>
              <draw:equation draw:name="f87" draw:formula="if(?f50, ?f11, ?f68)"/>
              <draw:equation draw:name="f88" draw:formula="if(?f50, ?f11, ?f69)"/>
              <draw:equation draw:name="f89" draw:formula="if(?f50, ?f11, ?f70)"/>
              <draw:equation draw:name="f90" draw:formula="if(?f50, ?f67, ?f83)"/>
              <draw:equation draw:name="f91" draw:formula="if(?f50, ?f68, ?f85)"/>
              <draw:equation draw:name="f92" draw:formula="if(?f50, ?f69, ?f83)"/>
              <draw:equation draw:name="f93" draw:formula="if(?f50, ?f70, ?f85)"/>
              <draw:equation draw:name="f94" draw:formula="?f11 + ?f50"/>
              <draw:equation draw:name="f95" draw:formula="?f11 + ?f2"/>
              <draw:equation draw:name="f96" draw:formula="?f95 * ?f10 / ?f1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26"/>
              <draw:equation draw:name="f101" draw:formula="sin(?f97)"/>
              <draw:equation draw:name="f102" draw:formula="0 - ?f101"/>
              <draw:equation draw:name="f103" draw:formula="?f102 * ?f31"/>
              <draw:equation draw:name="f104" draw:formula="sqrt(?f100 * ?f100 + ?f103 * ?f103 + 0 * 0)"/>
              <draw:equation draw:name="f105" draw:formula="?f26 * ?f31 / ?f104"/>
              <draw:equation draw:name="f106" draw:formula="?f102 * ?f105"/>
              <draw:equation draw:name="f107" draw:formula="?f20 - ?f106"/>
              <draw:equation draw:name="f108" draw:formula="?f99 * ?f105"/>
              <draw:equation draw:name="f109" draw:formula="?f30 - ?f108"/>
              <draw:equation draw:name="f110" draw:formula="?f107 - ?f26"/>
              <draw:equation draw:name="f111" draw:formula="?f109 - ?f31"/>
              <draw:equation draw:name="f112" draw:formula="?f107 + ?f26"/>
              <draw:equation draw:name="f113" draw:formula="?f109 + ?f31"/>
              <draw:equation draw:name="f114" draw:formula="?f94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26"/>
              <draw:equation draw:name="f120" draw:formula="sin(?f116)"/>
              <draw:equation draw:name="f121" draw:formula="0 - ?f120"/>
              <draw:equation draw:name="f122" draw:formula="?f121 * ?f31"/>
              <draw:equation draw:name="f123" draw:formula="sqrt(?f119 * ?f119 + ?f122 * ?f122 + 0 * 0)"/>
              <draw:equation draw:name="f124" draw:formula="?f26 * ?f31 / ?f123"/>
              <draw:equation draw:name="f125" draw:formula="?f121 * ?f124"/>
              <draw:equation draw:name="f126" draw:formula="?f107 + ?f125"/>
              <draw:equation draw:name="f127" draw:formula="?f118 * ?f124"/>
              <draw:equation draw:name="f128" draw:formula="?f109 + ?f127"/>
              <draw:equation draw:name="f129" draw:formula="if(?f50, ?f20, ?f110)"/>
              <draw:equation draw:name="f130" draw:formula="if(?f50, ?f30, ?f111)"/>
              <draw:equation draw:name="f131" draw:formula="if(?f50, ?f20, ?f112)"/>
              <draw:equation draw:name="f132" draw:formula="if(?f50, ?f30, ?f113)"/>
              <draw:equation draw:name="f133" draw:formula="if(?f50, ?f110, ?f126)"/>
              <draw:equation draw:name="f134" draw:formula="if(?f50, ?f111, ?f128)"/>
              <draw:equation draw:name="f135" draw:formula="if(?f50, ?f112, ?f126)"/>
              <draw:equation draw:name="f136" draw:formula="if(?f50, ?f113, ?f128)"/>
            </draw:enhanced-geometry>
          </draw:custom-shape>
          <draw:frame draw:id="id67" draw:style-name="a367" draw:name="TextBox 11" svg:x="5.8599in" svg:y="2.17482in" svg:width="1.56494in" svg:height="0.70684in">
            <draw:text-box>
              <text:p text:style-name="a366" text:class-names="" text:cond-style-name=""><text:span text:style-name="a364" text:class-names="">source input</text:span><text:span text:style-name="a365" text:class-names=""><text:s text:c="11"/>dictionaries</text:span></text:p>
            </draw:text-box>
            <svg:title/>
            <svg:desc/>
          </draw:frame>
          <draw:frame draw:id="id68" draw:style-name="a370" draw:name="TextBox 12" svg:x="5.8599in" svg:y="5.9219in" svg:width="1.47343in" svg:height="0.70684in">
            <draw:text-box>
              <text:p text:style-name="a369" text:class-names="" text:cond-style-name=""><text:span text:style-name="a368" text:class-names="">BIDS output <text:s text:c="10"/>dictionaries</text:span></text:p>
            </draw:text-box>
            <svg:title/>
            <svg:desc/>
          </draw:frame>
          <draw:custom-shape svg:x="8.15711in" svg:y="1.56865in" svg:width="0.23232in" svg:height="5.18498in" draw:id="id69" draw:style-name="a373" draw:name="Right Bracket 13">
            <svg:title/>
            <svg:desc/>
            <text:p text:style-name="a372" text:class-names="" text:cond-style-name=""><text:span text:style-name="a371" text:class-names=""/></text:p>
            <draw:enhanced-geometry xmlns:dr3d="urn:oasis:names:tc:opendocument:xmlns:dr3d:1.0" draw:path-stretchpoint-x="21600" draw:path-stretchpoint-y="21600" draw:type="non-primitive" svg:viewBox="0 0 21600 21600" draw:enhanced-path="S M ?f11 ?f11 A ?f86 ?f87 ?f88 ?f89 ?f11 ?f11 ?f83 ?f85  W ?f90 ?f91 ?f92 ?f93 ?f11 ?f11 ?f83 ?f85 L ?f20 ?f30 A ?f129 ?f130 ?f131 ?f132 ?f20 ?f30 ?f126 ?f128  W ?f133 ?f134 ?f135 ?f136 ?f20 ?f30 ?f126 ?f128 Z N F M ?f11 ?f11 A ?f86 ?f87 ?f88 ?f89 ?f11 ?f11 ?f83 ?f85  W ?f90 ?f91 ?f92 ?f93 ?f11 ?f11 ?f83 ?f85 L ?f20 ?f30 A ?f129 ?f130 ?f131 ?f132 ?f20 ?f30 ?f126 ?f128  W ?f133 ?f134 ?f135 ?f136 ?f20 ?f30 ?f126 ?f128 N" draw:text-areas="?f11 ?f44 ?f43 ?f46" draw:glue-points="?f11 ?f11 ?f11 ?f21 ?f20 ?f27" draw:glue-point-leaving-directions="-180, -360, -27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8333"/>
              <draw:equation draw:name="f13" draw:formula="2700000 + ?f2"/>
              <draw:equation draw:name="f14" draw:formula="?f13 - ?f2"/>
              <draw:equation draw:name="f15" draw:formula="?f8 / 21600"/>
              <draw:equation draw:name="f16" draw:formula="?f7 / 21600"/>
              <draw:equation draw:name="f17" draw:formula="21600 * ?f8"/>
              <draw:equation draw:name="f18" draw:formula="21600 * ?f7"/>
              <draw:equation draw:name="f19" draw:formula="min(?f16, ?f15)"/>
              <draw:equation draw:name="f20" draw:formula="?f17 / ?f9"/>
              <draw:equation draw:name="f21" draw:formula="?f18 / ?f9"/>
              <draw:equation draw:name="f22" draw:formula="?f21 - ?f11"/>
              <draw:equation draw:name="f23" draw:formula="?f20 - ?f11"/>
              <draw:equation draw:name="f24" draw:formula="?f22 / 2"/>
              <draw:equation draw:name="f25" draw:formula="min(?f23, ?f22)"/>
              <draw:equation draw:name="f26" draw:formula="?f23 * ?f19"/>
              <draw:equation draw:name="f27" draw:formula="?f11 + ?f24"/>
              <draw:equation draw:name="f28" draw:formula="?f25 * ?f12"/>
              <draw:equation draw:name="f29" draw:formula="?f28 / 100000"/>
              <draw:equation draw:name="f30" draw:formula="?f21 - ?f29"/>
              <draw:equation draw:name="f31" draw:formula="?f29 * ?f19"/>
              <draw:equation draw:name="f32" draw:formula="?f14 + ?f2"/>
              <draw:equation draw:name="f33" draw:formula="?f32 * ?f10 / ?f1"/>
              <draw:equation draw:name="f34" draw:formula="0 - ?f33"/>
              <draw:equation draw:name="f35" draw:formula="sin(?f34)"/>
              <draw:equation draw:name="f36" draw:formula="0 - ?f35"/>
              <draw:equation draw:name="f37" draw:formula="?f36"/>
              <draw:equation draw:name="f38" draw:formula="cos(?f34)"/>
              <draw:equation draw:name="f39" draw:formula="0 - ?f38"/>
              <draw:equation draw:name="f40" draw:formula="?f39"/>
              <draw:equation draw:name="f41" draw:formula="?f37 * ?f23"/>
              <draw:equation draw:name="f42" draw:formula="?f40 * ?f29"/>
              <draw:equation draw:name="f43" draw:formula="?f11 + ?f41"/>
              <draw:equation draw:name="f44" draw:formula="?f29 - ?f42"/>
              <draw:equation draw:name="f45" draw:formula="?f21 + ?f42"/>
              <draw:equation draw:name="f46" draw:formula="?f45 - ?f29"/>
              <draw:equation draw:name="f47" draw:formula="21550000 - ?f2"/>
              <draw:equation draw:name="f48" draw:formula="if(?f47, ?f2, 21550000)"/>
              <draw:equation draw:name="f49" draw:formula="-21550000 - ?f48"/>
              <draw:equation draw:name="f50" draw:formula="if(?f49, -21550000, ?f48)"/>
              <draw:equation draw:name="f51" draw:formula="?f0 + ?f50"/>
              <draw:equation draw:name="f52" draw:formula="?f0 + ?f2"/>
              <draw:equation draw:name="f53" draw:formula="?f52 * ?f10 / ?f1"/>
              <draw:equation draw:name="f54" draw:formula="0 - ?f53"/>
              <draw:equation draw:name="f55" draw:formula="cos(?f54)"/>
              <draw:equation draw:name="f56" draw:formula="0 - ?f55"/>
              <draw:equation draw:name="f57" draw:formula="?f56 * ?f26"/>
              <draw:equation draw:name="f58" draw:formula="sin(?f54)"/>
              <draw:equation draw:name="f59" draw:formula="0 - ?f58"/>
              <draw:equation draw:name="f60" draw:formula="?f59 * ?f31"/>
              <draw:equation draw:name="f61" draw:formula="sqrt(?f57 * ?f57 + ?f60 * ?f60 + 0 * 0)"/>
              <draw:equation draw:name="f62" draw:formula="?f26 * ?f31 / ?f61"/>
              <draw:equation draw:name="f63" draw:formula="?f59 * ?f62"/>
              <draw:equation draw:name="f64" draw:formula="?f11 - ?f63"/>
              <draw:equation draw:name="f65" draw:formula="?f56 * ?f62"/>
              <draw:equation draw:name="f66" draw:formula="?f11 - ?f65"/>
              <draw:equation draw:name="f67" draw:formula="?f64 - ?f26"/>
              <draw:equation draw:name="f68" draw:formula="?f66 - ?f31"/>
              <draw:equation draw:name="f69" draw:formula="?f64 + ?f26"/>
              <draw:equation draw:name="f70" draw:formula="?f66 + ?f31"/>
              <draw:equation draw:name="f71" draw:formula="?f51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26"/>
              <draw:equation draw:name="f77" draw:formula="sin(?f73)"/>
              <draw:equation draw:name="f78" draw:formula="0 - ?f77"/>
              <draw:equation draw:name="f79" draw:formula="?f78 * ?f31"/>
              <draw:equation draw:name="f80" draw:formula="sqrt(?f76 * ?f76 + ?f79 * ?f79 + 0 * 0)"/>
              <draw:equation draw:name="f81" draw:formula="?f26 * ?f31 / ?f80"/>
              <draw:equation draw:name="f82" draw:formula="?f78 * ?f81"/>
              <draw:equation draw:name="f83" draw:formula="?f64 + ?f82"/>
              <draw:equation draw:name="f84" draw:formula="?f75 * ?f81"/>
              <draw:equation draw:name="f85" draw:formula="?f66 + ?f84"/>
              <draw:equation draw:name="f86" draw:formula="if(?f50, ?f11, ?f67)"/>
              <draw:equation draw:name="f87" draw:formula="if(?f50, ?f11, ?f68)"/>
              <draw:equation draw:name="f88" draw:formula="if(?f50, ?f11, ?f69)"/>
              <draw:equation draw:name="f89" draw:formula="if(?f50, ?f11, ?f70)"/>
              <draw:equation draw:name="f90" draw:formula="if(?f50, ?f67, ?f83)"/>
              <draw:equation draw:name="f91" draw:formula="if(?f50, ?f68, ?f85)"/>
              <draw:equation draw:name="f92" draw:formula="if(?f50, ?f69, ?f83)"/>
              <draw:equation draw:name="f93" draw:formula="if(?f50, ?f70, ?f85)"/>
              <draw:equation draw:name="f94" draw:formula="?f11 + ?f50"/>
              <draw:equation draw:name="f95" draw:formula="?f11 + ?f2"/>
              <draw:equation draw:name="f96" draw:formula="?f95 * ?f10 / ?f1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26"/>
              <draw:equation draw:name="f101" draw:formula="sin(?f97)"/>
              <draw:equation draw:name="f102" draw:formula="0 - ?f101"/>
              <draw:equation draw:name="f103" draw:formula="?f102 * ?f31"/>
              <draw:equation draw:name="f104" draw:formula="sqrt(?f100 * ?f100 + ?f103 * ?f103 + 0 * 0)"/>
              <draw:equation draw:name="f105" draw:formula="?f26 * ?f31 / ?f104"/>
              <draw:equation draw:name="f106" draw:formula="?f102 * ?f105"/>
              <draw:equation draw:name="f107" draw:formula="?f20 - ?f106"/>
              <draw:equation draw:name="f108" draw:formula="?f99 * ?f105"/>
              <draw:equation draw:name="f109" draw:formula="?f30 - ?f108"/>
              <draw:equation draw:name="f110" draw:formula="?f107 - ?f26"/>
              <draw:equation draw:name="f111" draw:formula="?f109 - ?f31"/>
              <draw:equation draw:name="f112" draw:formula="?f107 + ?f26"/>
              <draw:equation draw:name="f113" draw:formula="?f109 + ?f31"/>
              <draw:equation draw:name="f114" draw:formula="?f94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26"/>
              <draw:equation draw:name="f120" draw:formula="sin(?f116)"/>
              <draw:equation draw:name="f121" draw:formula="0 - ?f120"/>
              <draw:equation draw:name="f122" draw:formula="?f121 * ?f31"/>
              <draw:equation draw:name="f123" draw:formula="sqrt(?f119 * ?f119 + ?f122 * ?f122 + 0 * 0)"/>
              <draw:equation draw:name="f124" draw:formula="?f26 * ?f31 / ?f123"/>
              <draw:equation draw:name="f125" draw:formula="?f121 * ?f124"/>
              <draw:equation draw:name="f126" draw:formula="?f107 + ?f125"/>
              <draw:equation draw:name="f127" draw:formula="?f118 * ?f124"/>
              <draw:equation draw:name="f128" draw:formula="?f109 + ?f127"/>
              <draw:equation draw:name="f129" draw:formula="if(?f50, ?f20, ?f110)"/>
              <draw:equation draw:name="f130" draw:formula="if(?f50, ?f30, ?f111)"/>
              <draw:equation draw:name="f131" draw:formula="if(?f50, ?f20, ?f112)"/>
              <draw:equation draw:name="f132" draw:formula="if(?f50, ?f30, ?f113)"/>
              <draw:equation draw:name="f133" draw:formula="if(?f50, ?f110, ?f126)"/>
              <draw:equation draw:name="f134" draw:formula="if(?f50, ?f111, ?f128)"/>
              <draw:equation draw:name="f135" draw:formula="if(?f50, ?f112, ?f126)"/>
              <draw:equation draw:name="f136" draw:formula="if(?f50, ?f113, ?f128)"/>
            </draw:enhanced-geometry>
          </draw:custom-shape>
          <draw:frame draw:id="id70" draw:style-name="a376" draw:name="TextBox 14" svg:x="8.38943in" svg:y="4.01334in" svg:width="1.25807in" svg:height="0.40391in">
            <draw:text-box>
              <text:p text:style-name="a375" text:class-names="" text:cond-style-name=""><text:span text:style-name="a374" text:class-names="">run item</text:span></text:p>
            </draw:text-box>
            <svg:title/>
            <svg:desc/>
          </draw:frame>
          <draw:frame draw:id="id71" draw:style-name="a379" draw:name="TextBox 15" svg:x="6.7958in" svg:y="4.01334in" svg:width="1.25807in" svg:height="0.70684in">
            <draw:text-box>
              <text:p text:style-name="a378" text:class-names="" text:cond-style-name=""><text:span text:style-name="a377" text:class-names="">BIDS-mapping</text:span></text:p>
            </draw:text-box>
            <svg:title/>
            <svg:desc/>
          </draw:frame>
          <draw:custom-shape svg:x="7.33333in" svg:y="2.49867in" svg:width="0.50356in" svg:height="3.73618in" draw:id="id72" draw:style-name="a383" draw:name="Arrow: Curved Left 16">
            <svg:title/>
            <svg:desc/>
            <text:p text:style-name="a381" text:class-names="" text:cond-style-name=""><text:span text:style-name="a380" text:class-names=""/></text:p>
            <draw:enhanced-geometry xmlns:dr3d="urn:oasis:names:tc:opendocument:xmlns:dr3d:1.0" draw:path-stretchpoint-x="21600" draw:path-stretchpoint-y="21600" draw:type="non-primitive" svg:viewBox="0 0 21600 21600" draw:enhanced-path="S M ?f11 ?f42 L ?f36 ?f59 ?f36 ?f54 A ?f114 ?f115 ?f116 ?f117 ?f36 ?f54 ?f111 ?f113  W ?f118 ?f119 ?f120 ?f121 ?f36 ?f54 ?f111 ?f113 A ?f161 ?f162 ?f163 ?f164 ?f111 ?f113 ?f158 ?f160  W ?f165 ?f166 ?f167 ?f168 ?f111 ?f113 ?f158 ?f160 L ?f36 ?f60 Z N S M ?f20 ?f47 A ?f208 ?f209 ?f210 ?f211 ?f20 ?f47 ?f205 ?f207  W ?f212 ?f213 ?f214 ?f215 ?f20 ?f47 ?f205 ?f207 L ?f11 ?f11 A ?f255 ?f256 ?f257 ?f258 ?f11 ?f11 ?f252 ?f254  W ?f259 ?f260 ?f261 ?f262 ?f11 ?f11 ?f252 ?f254 Z N F M ?f20 ?f47 A ?f208 ?f209 ?f210 ?f211 ?f20 ?f47 ?f205 ?f207  W ?f212 ?f213 ?f214 ?f215 ?f20 ?f47 ?f205 ?f207 L ?f11 ?f11 A ?f255 ?f256 ?f257 ?f258 ?f11 ?f11 ?f252 ?f254  W ?f259 ?f260 ?f261 ?f262 ?f11 ?f11 ?f252 ?f254 L ?f20 ?f47 A ?f283 ?f284 ?f285 ?f286 ?f20 ?f47 ?f280 ?f282  W ?f287 ?f288 ?f289 ?f290 ?f20 ?f47 ?f280 ?f282 L ?f36 ?f60 ?f11 ?f42 ?f36 ?f59 ?f36 ?f54 A ?f114 ?f115 ?f116 ?f117 ?f36 ?f54 ?f111 ?f113  W ?f118 ?f119 ?f120 ?f121 ?f36 ?f54 ?f111 ?f113 N" draw:text-areas="?f11 ?f11 ?f20 ?f21" draw:glue-points="?f11 ?f38 ?f36 ?f59 ?f11 ?f42 ?f36 ?f60 ?f20 ?f57" draw:glue-point-leaving-directions="-270, -270, -90, -180, -9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0 - 5400000"/>
              <draw:equation draw:name="f13" draw:formula="25000"/>
              <draw:equation draw:name="f14" draw:formula="50000"/>
              <draw:equation draw:name="f15" draw:formula="?f8 / 21600"/>
              <draw:equation draw:name="f16" draw:formula="?f7 / 21600"/>
              <draw:equation draw:name="f17" draw:formula="21600 * ?f8"/>
              <draw:equation draw:name="f18" draw:formula="21600 * ?f7"/>
              <draw:equation draw:name="f19" draw:formula="min(?f16, ?f15)"/>
              <draw:equation draw:name="f20" draw:formula="?f17 / ?f9"/>
              <draw:equation draw:name="f21" draw:formula="?f18 / ?f9"/>
              <draw:equation draw:name="f22" draw:formula="?f21 - ?f11"/>
              <draw:equation draw:name="f23" draw:formula="?f20 - ?f11"/>
              <draw:equation draw:name="f24" draw:formula="?f22 / 2"/>
              <draw:equation draw:name="f25" draw:formula="min(?f23, ?f22)"/>
              <draw:equation draw:name="f26" draw:formula="?f23 * ?f23"/>
              <draw:equation draw:name="f27" draw:formula="?f23 * ?f19"/>
              <draw:equation draw:name="f28" draw:formula="?f25 * ?f13"/>
              <draw:equation draw:name="f29" draw:formula="?f25 * ?f14"/>
              <draw:equation draw:name="f30" draw:formula="?f28 / 100000"/>
              <draw:equation draw:name="f31" draw:formula="?f29 / 100000"/>
              <draw:equation draw:name="f32" draw:formula="?f30 + ?f31"/>
              <draw:equation draw:name="f33" draw:formula="?f30 * ?f30"/>
              <draw:equation draw:name="f34" draw:formula="?f31 - ?f30"/>
              <draw:equation draw:name="f35" draw:formula="?f31 / 2"/>
              <draw:equation draw:name="f36" draw:formula="?f11 + ?f30"/>
              <draw:equation draw:name="f37" draw:formula="0 - ?f30"/>
              <draw:equation draw:name="f38" draw:formula="?f30 / 2"/>
              <draw:equation draw:name="f39" draw:formula="?f32 / 4"/>
              <draw:equation draw:name="f40" draw:formula="?f26 - ?f33"/>
              <draw:equation draw:name="f41" draw:formula="?f34 / 2"/>
              <draw:equation draw:name="f42" draw:formula="?f21 - ?f35"/>
              <draw:equation draw:name="f43" draw:formula="0 - ?f38"/>
              <draw:equation draw:name="f44" draw:formula="?f24 - ?f39"/>
              <draw:equation draw:name="f45" draw:formula="sqrt(?f40)"/>
              <draw:equation draw:name="f46" draw:formula="?f44 * 2"/>
              <draw:equation draw:name="f47" draw:formula="?f44 + ?f30"/>
              <draw:equation draw:name="f48" draw:formula="?f45 * ?f44"/>
              <draw:equation draw:name="f49" draw:formula="?f44 * ?f19"/>
              <draw:equation draw:name="f50" draw:formula="?f46 * ?f46"/>
              <draw:equation draw:name="f51" draw:formula="?f48 / ?f23"/>
              <draw:equation draw:name="f52" draw:formula="?f44 + ?f47"/>
              <draw:equation draw:name="f53" draw:formula="?f50 - ?f33"/>
              <draw:equation draw:name="f54" draw:formula="?f44 + ?f51"/>
              <draw:equation draw:name="f55" draw:formula="?f47 + ?f51"/>
              <draw:equation draw:name="f56" draw:formula="0 - ?f51"/>
              <draw:equation draw:name="f57" draw:formula="?f52 / 2"/>
              <draw:equation draw:name="f58" draw:formula="sqrt(?f53)"/>
              <draw:equation draw:name="f59" draw:formula="?f54 - ?f41"/>
              <draw:equation draw:name="f60" draw:formula="?f55 + ?f41"/>
              <draw:equation draw:name="f61" draw:formula="?f58 * ?f23"/>
              <draw:equation draw:name="f62" draw:formula="atan2(?f37, ?f56)"/>
              <draw:equation draw:name="f63" draw:formula="0 - ?f62"/>
              <draw:equation draw:name="f64" draw:formula="?f63 * ?f1 / ?f10"/>
              <draw:equation draw:name="f65" draw:formula="?f64 - ?f2"/>
              <draw:equation draw:name="f66" draw:formula="?f61 / ?f46"/>
              <draw:equation draw:name="f67" draw:formula="0 - ?f66"/>
              <draw:equation draw:name="f68" draw:formula="atan2(?f67, ?f43)"/>
              <draw:equation draw:name="f69" draw:formula="0 - ?f68"/>
              <draw:equation draw:name="f70" draw:formula="?f69 * ?f1 / ?f10"/>
              <draw:equation draw:name="f71" draw:formula="?f70 - ?f2"/>
              <draw:equation draw:name="f72" draw:formula="?f71 - ?f65"/>
              <draw:equation draw:name="f73" draw:formula="?f65 + ?f71"/>
              <draw:equation draw:name="f74" draw:formula="0 - ?f71"/>
              <draw:equation draw:name="f75" draw:formula="21550000 - ?f72"/>
              <draw:equation draw:name="f76" draw:formula="if(?f75, ?f72, 21550000)"/>
              <draw:equation draw:name="f77" draw:formula="-21550000 - ?f76"/>
              <draw:equation draw:name="f78" draw:formula="if(?f77, -21550000, ?f76)"/>
              <draw:equation draw:name="f79" draw:formula="?f65 + ?f78"/>
              <draw:equation draw:name="f80" draw:formula="?f65 + ?f2"/>
              <draw:equation draw:name="f81" draw:formula="?f80 * ?f10 / ?f1"/>
              <draw:equation draw:name="f82" draw:formula="0 - ?f81"/>
              <draw:equation draw:name="f83" draw:formula="cos(?f82)"/>
              <draw:equation draw:name="f84" draw:formula="0 - ?f83"/>
              <draw:equation draw:name="f85" draw:formula="?f84 * ?f27"/>
              <draw:equation draw:name="f86" draw:formula="sin(?f82)"/>
              <draw:equation draw:name="f87" draw:formula="0 - ?f86"/>
              <draw:equation draw:name="f88" draw:formula="?f87 * ?f49"/>
              <draw:equation draw:name="f89" draw:formula="sqrt(?f85 * ?f85 + ?f88 * ?f88 + 0 * 0)"/>
              <draw:equation draw:name="f90" draw:formula="?f27 * ?f49 / ?f89"/>
              <draw:equation draw:name="f91" draw:formula="?f87 * ?f90"/>
              <draw:equation draw:name="f92" draw:formula="?f36 - ?f91"/>
              <draw:equation draw:name="f93" draw:formula="?f84 * ?f90"/>
              <draw:equation draw:name="f94" draw:formula="?f54 - ?f93"/>
              <draw:equation draw:name="f95" draw:formula="?f92 - ?f27"/>
              <draw:equation draw:name="f96" draw:formula="?f94 - ?f49"/>
              <draw:equation draw:name="f97" draw:formula="?f92 + ?f27"/>
              <draw:equation draw:name="f98" draw:formula="?f94 + ?f49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27"/>
              <draw:equation draw:name="f105" draw:formula="sin(?f101)"/>
              <draw:equation draw:name="f106" draw:formula="0 - ?f105"/>
              <draw:equation draw:name="f107" draw:formula="?f106 * ?f49"/>
              <draw:equation draw:name="f108" draw:formula="sqrt(?f104 * ?f104 + ?f107 * ?f107 + 0 * 0)"/>
              <draw:equation draw:name="f109" draw:formula="?f27 * ?f49 / ?f108"/>
              <draw:equation draw:name="f110" draw:formula="?f106 * ?f109"/>
              <draw:equation draw:name="f111" draw:formula="?f92 + ?f110"/>
              <draw:equation draw:name="f112" draw:formula="?f103 * ?f109"/>
              <draw:equation draw:name="f113" draw:formula="?f94 + ?f112"/>
              <draw:equation draw:name="f114" draw:formula="if(?f78, ?f36, ?f95)"/>
              <draw:equation draw:name="f115" draw:formula="if(?f78, ?f54, ?f96)"/>
              <draw:equation draw:name="f116" draw:formula="if(?f78, ?f36, ?f97)"/>
              <draw:equation draw:name="f117" draw:formula="if(?f78, ?f54, ?f98)"/>
              <draw:equation draw:name="f118" draw:formula="if(?f78, ?f95, ?f111)"/>
              <draw:equation draw:name="f119" draw:formula="if(?f78, ?f96, ?f113)"/>
              <draw:equation draw:name="f120" draw:formula="if(?f78, ?f97, ?f111)"/>
              <draw:equation draw:name="f121" draw:formula="if(?f78, ?f98, ?f113)"/>
              <draw:equation draw:name="f122" draw:formula="21550000 - ?f73"/>
              <draw:equation draw:name="f123" draw:formula="if(?f122, ?f73, 21550000)"/>
              <draw:equation draw:name="f124" draw:formula="-21550000 - ?f123"/>
              <draw:equation draw:name="f125" draw:formula="if(?f124, -21550000, ?f123)"/>
              <draw:equation draw:name="f126" draw:formula="?f74 + ?f125"/>
              <draw:equation draw:name="f127" draw:formula="?f74 + ?f2"/>
              <draw:equation draw:name="f128" draw:formula="?f127 * ?f10 / ?f1"/>
              <draw:equation draw:name="f129" draw:formula="0 - ?f128"/>
              <draw:equation draw:name="f130" draw:formula="cos(?f129)"/>
              <draw:equation draw:name="f131" draw:formula="0 - ?f130"/>
              <draw:equation draw:name="f132" draw:formula="?f131 * ?f27"/>
              <draw:equation draw:name="f133" draw:formula="sin(?f129)"/>
              <draw:equation draw:name="f134" draw:formula="0 - ?f133"/>
              <draw:equation draw:name="f135" draw:formula="?f134 * ?f49"/>
              <draw:equation draw:name="f136" draw:formula="sqrt(?f132 * ?f132 + ?f135 * ?f135 + 0 * 0)"/>
              <draw:equation draw:name="f137" draw:formula="?f27 * ?f49 / ?f136"/>
              <draw:equation draw:name="f138" draw:formula="?f134 * ?f137"/>
              <draw:equation draw:name="f139" draw:formula="?f111 - ?f138"/>
              <draw:equation draw:name="f140" draw:formula="?f131 * ?f137"/>
              <draw:equation draw:name="f141" draw:formula="?f113 - ?f140"/>
              <draw:equation draw:name="f142" draw:formula="?f139 - ?f27"/>
              <draw:equation draw:name="f143" draw:formula="?f141 - ?f49"/>
              <draw:equation draw:name="f144" draw:formula="?f139 + ?f27"/>
              <draw:equation draw:name="f145" draw:formula="?f141 + ?f49"/>
              <draw:equation draw:name="f146" draw:formula="?f126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27"/>
              <draw:equation draw:name="f152" draw:formula="sin(?f148)"/>
              <draw:equation draw:name="f153" draw:formula="0 - ?f152"/>
              <draw:equation draw:name="f154" draw:formula="?f153 * ?f49"/>
              <draw:equation draw:name="f155" draw:formula="sqrt(?f151 * ?f151 + ?f154 * ?f154 + 0 * 0)"/>
              <draw:equation draw:name="f156" draw:formula="?f27 * ?f49 / ?f155"/>
              <draw:equation draw:name="f157" draw:formula="?f153 * ?f156"/>
              <draw:equation draw:name="f158" draw:formula="?f139 + ?f157"/>
              <draw:equation draw:name="f159" draw:formula="?f150 * ?f156"/>
              <draw:equation draw:name="f160" draw:formula="?f141 + ?f159"/>
              <draw:equation draw:name="f161" draw:formula="if(?f125, ?f111, ?f142)"/>
              <draw:equation draw:name="f162" draw:formula="if(?f125, ?f113, ?f143)"/>
              <draw:equation draw:name="f163" draw:formula="if(?f125, ?f111, ?f144)"/>
              <draw:equation draw:name="f164" draw:formula="if(?f125, ?f113, ?f145)"/>
              <draw:equation draw:name="f165" draw:formula="if(?f125, ?f142, ?f158)"/>
              <draw:equation draw:name="f166" draw:formula="if(?f125, ?f143, ?f160)"/>
              <draw:equation draw:name="f167" draw:formula="if(?f125, ?f144, ?f158)"/>
              <draw:equation draw:name="f168" draw:formula="if(?f125, ?f145, ?f160)"/>
              <draw:equation draw:name="f169" draw:formula="21550000 - ?f12"/>
              <draw:equation draw:name="f170" draw:formula="if(?f169, ?f12, 21550000)"/>
              <draw:equation draw:name="f171" draw:formula="-21550000 - ?f170"/>
              <draw:equation draw:name="f172" draw:formula="if(?f171, -21550000, ?f170)"/>
              <draw:equation draw:name="f173" draw:formula="?f11 + ?f172"/>
              <draw:equation draw:name="f174" draw:formula="?f11 + ?f2"/>
              <draw:equation draw:name="f175" draw:formula="?f174 * ?f10 / ?f1"/>
              <draw:equation draw:name="f176" draw:formula="0 - ?f175"/>
              <draw:equation draw:name="f177" draw:formula="cos(?f176)"/>
              <draw:equation draw:name="f178" draw:formula="0 - ?f177"/>
              <draw:equation draw:name="f179" draw:formula="?f178 * ?f27"/>
              <draw:equation draw:name="f180" draw:formula="sin(?f176)"/>
              <draw:equation draw:name="f181" draw:formula="0 - ?f180"/>
              <draw:equation draw:name="f182" draw:formula="?f181 * ?f49"/>
              <draw:equation draw:name="f183" draw:formula="sqrt(?f179 * ?f179 + ?f182 * ?f182 + 0 * 0)"/>
              <draw:equation draw:name="f184" draw:formula="?f27 * ?f49 / ?f183"/>
              <draw:equation draw:name="f185" draw:formula="?f181 * ?f184"/>
              <draw:equation draw:name="f186" draw:formula="?f20 - ?f185"/>
              <draw:equation draw:name="f187" draw:formula="?f178 * ?f184"/>
              <draw:equation draw:name="f188" draw:formula="?f47 - ?f187"/>
              <draw:equation draw:name="f189" draw:formula="?f186 - ?f27"/>
              <draw:equation draw:name="f190" draw:formula="?f188 - ?f49"/>
              <draw:equation draw:name="f191" draw:formula="?f186 + ?f27"/>
              <draw:equation draw:name="f192" draw:formula="?f188 + ?f49"/>
              <draw:equation draw:name="f193" draw:formula="?f173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27"/>
              <draw:equation draw:name="f199" draw:formula="sin(?f195)"/>
              <draw:equation draw:name="f200" draw:formula="0 - ?f199"/>
              <draw:equation draw:name="f201" draw:formula="?f200 * ?f49"/>
              <draw:equation draw:name="f202" draw:formula="sqrt(?f198 * ?f198 + ?f201 * ?f201 + 0 * 0)"/>
              <draw:equation draw:name="f203" draw:formula="?f27 * ?f49 / ?f202"/>
              <draw:equation draw:name="f204" draw:formula="?f200 * ?f203"/>
              <draw:equation draw:name="f205" draw:formula="?f186 + ?f204"/>
              <draw:equation draw:name="f206" draw:formula="?f197 * ?f203"/>
              <draw:equation draw:name="f207" draw:formula="?f188 + ?f206"/>
              <draw:equation draw:name="f208" draw:formula="if(?f172, ?f20, ?f189)"/>
              <draw:equation draw:name="f209" draw:formula="if(?f172, ?f47, ?f190)"/>
              <draw:equation draw:name="f210" draw:formula="if(?f172, ?f20, ?f191)"/>
              <draw:equation draw:name="f211" draw:formula="if(?f172, ?f47, ?f192)"/>
              <draw:equation draw:name="f212" draw:formula="if(?f172, ?f189, ?f205)"/>
              <draw:equation draw:name="f213" draw:formula="if(?f172, ?f190, ?f207)"/>
              <draw:equation draw:name="f214" draw:formula="if(?f172, ?f191, ?f205)"/>
              <draw:equation draw:name="f215" draw:formula="if(?f172, ?f192, ?f207)"/>
              <draw:equation draw:name="f216" draw:formula="21550000 - ?f2"/>
              <draw:equation draw:name="f217" draw:formula="if(?f216, ?f2, 21550000)"/>
              <draw:equation draw:name="f218" draw:formula="-21550000 - ?f217"/>
              <draw:equation draw:name="f219" draw:formula="if(?f218, -21550000, ?f217)"/>
              <draw:equation draw:name="f220" draw:formula="?f0 + ?f219"/>
              <draw:equation draw:name="f221" draw:formula="?f0 + ?f2"/>
              <draw:equation draw:name="f222" draw:formula="?f221 * ?f10 / ?f1"/>
              <draw:equation draw:name="f223" draw:formula="0 - ?f222"/>
              <draw:equation draw:name="f224" draw:formula="cos(?f223)"/>
              <draw:equation draw:name="f225" draw:formula="0 - ?f224"/>
              <draw:equation draw:name="f226" draw:formula="?f225 * ?f27"/>
              <draw:equation draw:name="f227" draw:formula="sin(?f223)"/>
              <draw:equation draw:name="f228" draw:formula="0 - ?f227"/>
              <draw:equation draw:name="f229" draw:formula="?f228 * ?f49"/>
              <draw:equation draw:name="f230" draw:formula="sqrt(?f226 * ?f226 + ?f229 * ?f229 + 0 * 0)"/>
              <draw:equation draw:name="f231" draw:formula="?f27 * ?f49 / ?f230"/>
              <draw:equation draw:name="f232" draw:formula="?f228 * ?f231"/>
              <draw:equation draw:name="f233" draw:formula="?f11 - ?f232"/>
              <draw:equation draw:name="f234" draw:formula="?f225 * ?f231"/>
              <draw:equation draw:name="f235" draw:formula="?f11 - ?f234"/>
              <draw:equation draw:name="f236" draw:formula="?f233 - ?f27"/>
              <draw:equation draw:name="f237" draw:formula="?f235 - ?f49"/>
              <draw:equation draw:name="f238" draw:formula="?f233 + ?f27"/>
              <draw:equation draw:name="f239" draw:formula="?f235 + ?f49"/>
              <draw:equation draw:name="f240" draw:formula="?f220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27"/>
              <draw:equation draw:name="f246" draw:formula="sin(?f242)"/>
              <draw:equation draw:name="f247" draw:formula="0 - ?f246"/>
              <draw:equation draw:name="f248" draw:formula="?f247 * ?f49"/>
              <draw:equation draw:name="f249" draw:formula="sqrt(?f245 * ?f245 + ?f248 * ?f248 + 0 * 0)"/>
              <draw:equation draw:name="f250" draw:formula="?f27 * ?f49 / ?f249"/>
              <draw:equation draw:name="f251" draw:formula="?f247 * ?f250"/>
              <draw:equation draw:name="f252" draw:formula="?f233 + ?f251"/>
              <draw:equation draw:name="f253" draw:formula="?f244 * ?f250"/>
              <draw:equation draw:name="f254" draw:formula="?f235 + ?f253"/>
              <draw:equation draw:name="f255" draw:formula="if(?f219, ?f11, ?f236)"/>
              <draw:equation draw:name="f256" draw:formula="if(?f219, ?f11, ?f237)"/>
              <draw:equation draw:name="f257" draw:formula="if(?f219, ?f11, ?f238)"/>
              <draw:equation draw:name="f258" draw:formula="if(?f219, ?f11, ?f239)"/>
              <draw:equation draw:name="f259" draw:formula="if(?f219, ?f236, ?f252)"/>
              <draw:equation draw:name="f260" draw:formula="if(?f219, ?f237, ?f254)"/>
              <draw:equation draw:name="f261" draw:formula="if(?f219, ?f238, ?f252)"/>
              <draw:equation draw:name="f262" draw:formula="if(?f219, ?f239, ?f254)"/>
              <draw:equation draw:name="f263" draw:formula="21550000 - ?f65"/>
              <draw:equation draw:name="f264" draw:formula="if(?f263, ?f65, 21550000)"/>
              <draw:equation draw:name="f265" draw:formula="-21550000 - ?f264"/>
              <draw:equation draw:name="f266" draw:formula="if(?f265, -21550000, ?f264)"/>
              <draw:equation draw:name="f267" draw:formula="?f11 + ?f266"/>
              <draw:equation draw:name="f268" draw:formula="?f267 + ?f2"/>
              <draw:equation draw:name="f269" draw:formula="?f268 * ?f10 / ?f1"/>
              <draw:equation draw:name="f270" draw:formula="0 - ?f269"/>
              <draw:equation draw:name="f271" draw:formula="cos(?f270)"/>
              <draw:equation draw:name="f272" draw:formula="0 - ?f271"/>
              <draw:equation draw:name="f273" draw:formula="?f272 * ?f27"/>
              <draw:equation draw:name="f274" draw:formula="sin(?f270)"/>
              <draw:equation draw:name="f275" draw:formula="0 - ?f274"/>
              <draw:equation draw:name="f276" draw:formula="?f275 * ?f49"/>
              <draw:equation draw:name="f277" draw:formula="sqrt(?f273 * ?f273 + ?f276 * ?f276 + 0 * 0)"/>
              <draw:equation draw:name="f278" draw:formula="?f27 * ?f49 / ?f277"/>
              <draw:equation draw:name="f279" draw:formula="?f275 * ?f278"/>
              <draw:equation draw:name="f280" draw:formula="?f186 + ?f279"/>
              <draw:equation draw:name="f281" draw:formula="?f272 * ?f278"/>
              <draw:equation draw:name="f282" draw:formula="?f188 + ?f281"/>
              <draw:equation draw:name="f283" draw:formula="if(?f266, ?f20, ?f189)"/>
              <draw:equation draw:name="f284" draw:formula="if(?f266, ?f47, ?f190)"/>
              <draw:equation draw:name="f285" draw:formula="if(?f266, ?f20, ?f191)"/>
              <draw:equation draw:name="f286" draw:formula="if(?f266, ?f47, ?f192)"/>
              <draw:equation draw:name="f287" draw:formula="if(?f266, ?f189, ?f280)"/>
              <draw:equation draw:name="f288" draw:formula="if(?f266, ?f190, ?f282)"/>
              <draw:equation draw:name="f289" draw:formula="if(?f266, ?f191, ?f280)"/>
              <draw:equation draw:name="f290" draw:formula="if(?f266, ?f192, ?f282)"/>
            </draw:enhanced-geometry>
          </draw:custom-shape>
          <draw:custom-shape svg:x="5.60607in" svg:y="5.23821in" svg:width="0.16905in" svg:height="0.99664in" draw:id="id73" draw:style-name="a386" draw:name="Right Bracket 5">
            <svg:title/>
            <svg:desc/>
            <text:p text:style-name="a385" text:class-names="" text:cond-style-name=""><text:span text:style-name="a384" text:class-names=""/></text:p>
            <draw:enhanced-geometry xmlns:dr3d="urn:oasis:names:tc:opendocument:xmlns:dr3d:1.0" draw:path-stretchpoint-x="21600" draw:path-stretchpoint-y="21600" draw:type="non-primitive" svg:viewBox="0 0 21600 21600" draw:enhanced-path="S M ?f11 ?f11 A ?f86 ?f87 ?f88 ?f89 ?f11 ?f11 ?f83 ?f85  W ?f90 ?f91 ?f92 ?f93 ?f11 ?f11 ?f83 ?f85 L ?f20 ?f30 A ?f129 ?f130 ?f131 ?f132 ?f20 ?f30 ?f126 ?f128  W ?f133 ?f134 ?f135 ?f136 ?f20 ?f30 ?f126 ?f128 Z N F M ?f11 ?f11 A ?f86 ?f87 ?f88 ?f89 ?f11 ?f11 ?f83 ?f85  W ?f90 ?f91 ?f92 ?f93 ?f11 ?f11 ?f83 ?f85 L ?f20 ?f30 A ?f129 ?f130 ?f131 ?f132 ?f20 ?f30 ?f126 ?f128  W ?f133 ?f134 ?f135 ?f136 ?f20 ?f30 ?f126 ?f128 N" draw:text-areas="?f11 ?f44 ?f43 ?f46" draw:glue-points="?f11 ?f11 ?f11 ?f21 ?f20 ?f27" draw:glue-point-leaving-directions="-180, -360, -27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8333"/>
              <draw:equation draw:name="f13" draw:formula="2700000 + ?f2"/>
              <draw:equation draw:name="f14" draw:formula="?f13 - ?f2"/>
              <draw:equation draw:name="f15" draw:formula="?f8 / 21600"/>
              <draw:equation draw:name="f16" draw:formula="?f7 / 21600"/>
              <draw:equation draw:name="f17" draw:formula="21600 * ?f8"/>
              <draw:equation draw:name="f18" draw:formula="21600 * ?f7"/>
              <draw:equation draw:name="f19" draw:formula="min(?f16, ?f15)"/>
              <draw:equation draw:name="f20" draw:formula="?f17 / ?f9"/>
              <draw:equation draw:name="f21" draw:formula="?f18 / ?f9"/>
              <draw:equation draw:name="f22" draw:formula="?f21 - ?f11"/>
              <draw:equation draw:name="f23" draw:formula="?f20 - ?f11"/>
              <draw:equation draw:name="f24" draw:formula="?f22 / 2"/>
              <draw:equation draw:name="f25" draw:formula="min(?f23, ?f22)"/>
              <draw:equation draw:name="f26" draw:formula="?f23 * ?f19"/>
              <draw:equation draw:name="f27" draw:formula="?f11 + ?f24"/>
              <draw:equation draw:name="f28" draw:formula="?f25 * ?f12"/>
              <draw:equation draw:name="f29" draw:formula="?f28 / 100000"/>
              <draw:equation draw:name="f30" draw:formula="?f21 - ?f29"/>
              <draw:equation draw:name="f31" draw:formula="?f29 * ?f19"/>
              <draw:equation draw:name="f32" draw:formula="?f14 + ?f2"/>
              <draw:equation draw:name="f33" draw:formula="?f32 * ?f10 / ?f1"/>
              <draw:equation draw:name="f34" draw:formula="0 - ?f33"/>
              <draw:equation draw:name="f35" draw:formula="sin(?f34)"/>
              <draw:equation draw:name="f36" draw:formula="0 - ?f35"/>
              <draw:equation draw:name="f37" draw:formula="?f36"/>
              <draw:equation draw:name="f38" draw:formula="cos(?f34)"/>
              <draw:equation draw:name="f39" draw:formula="0 - ?f38"/>
              <draw:equation draw:name="f40" draw:formula="?f39"/>
              <draw:equation draw:name="f41" draw:formula="?f37 * ?f23"/>
              <draw:equation draw:name="f42" draw:formula="?f40 * ?f29"/>
              <draw:equation draw:name="f43" draw:formula="?f11 + ?f41"/>
              <draw:equation draw:name="f44" draw:formula="?f29 - ?f42"/>
              <draw:equation draw:name="f45" draw:formula="?f21 + ?f42"/>
              <draw:equation draw:name="f46" draw:formula="?f45 - ?f29"/>
              <draw:equation draw:name="f47" draw:formula="21550000 - ?f2"/>
              <draw:equation draw:name="f48" draw:formula="if(?f47, ?f2, 21550000)"/>
              <draw:equation draw:name="f49" draw:formula="-21550000 - ?f48"/>
              <draw:equation draw:name="f50" draw:formula="if(?f49, -21550000, ?f48)"/>
              <draw:equation draw:name="f51" draw:formula="?f0 + ?f50"/>
              <draw:equation draw:name="f52" draw:formula="?f0 + ?f2"/>
              <draw:equation draw:name="f53" draw:formula="?f52 * ?f10 / ?f1"/>
              <draw:equation draw:name="f54" draw:formula="0 - ?f53"/>
              <draw:equation draw:name="f55" draw:formula="cos(?f54)"/>
              <draw:equation draw:name="f56" draw:formula="0 - ?f55"/>
              <draw:equation draw:name="f57" draw:formula="?f56 * ?f26"/>
              <draw:equation draw:name="f58" draw:formula="sin(?f54)"/>
              <draw:equation draw:name="f59" draw:formula="0 - ?f58"/>
              <draw:equation draw:name="f60" draw:formula="?f59 * ?f31"/>
              <draw:equation draw:name="f61" draw:formula="sqrt(?f57 * ?f57 + ?f60 * ?f60 + 0 * 0)"/>
              <draw:equation draw:name="f62" draw:formula="?f26 * ?f31 / ?f61"/>
              <draw:equation draw:name="f63" draw:formula="?f59 * ?f62"/>
              <draw:equation draw:name="f64" draw:formula="?f11 - ?f63"/>
              <draw:equation draw:name="f65" draw:formula="?f56 * ?f62"/>
              <draw:equation draw:name="f66" draw:formula="?f11 - ?f65"/>
              <draw:equation draw:name="f67" draw:formula="?f64 - ?f26"/>
              <draw:equation draw:name="f68" draw:formula="?f66 - ?f31"/>
              <draw:equation draw:name="f69" draw:formula="?f64 + ?f26"/>
              <draw:equation draw:name="f70" draw:formula="?f66 + ?f31"/>
              <draw:equation draw:name="f71" draw:formula="?f51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26"/>
              <draw:equation draw:name="f77" draw:formula="sin(?f73)"/>
              <draw:equation draw:name="f78" draw:formula="0 - ?f77"/>
              <draw:equation draw:name="f79" draw:formula="?f78 * ?f31"/>
              <draw:equation draw:name="f80" draw:formula="sqrt(?f76 * ?f76 + ?f79 * ?f79 + 0 * 0)"/>
              <draw:equation draw:name="f81" draw:formula="?f26 * ?f31 / ?f80"/>
              <draw:equation draw:name="f82" draw:formula="?f78 * ?f81"/>
              <draw:equation draw:name="f83" draw:formula="?f64 + ?f82"/>
              <draw:equation draw:name="f84" draw:formula="?f75 * ?f81"/>
              <draw:equation draw:name="f85" draw:formula="?f66 + ?f84"/>
              <draw:equation draw:name="f86" draw:formula="if(?f50, ?f11, ?f67)"/>
              <draw:equation draw:name="f87" draw:formula="if(?f50, ?f11, ?f68)"/>
              <draw:equation draw:name="f88" draw:formula="if(?f50, ?f11, ?f69)"/>
              <draw:equation draw:name="f89" draw:formula="if(?f50, ?f11, ?f70)"/>
              <draw:equation draw:name="f90" draw:formula="if(?f50, ?f67, ?f83)"/>
              <draw:equation draw:name="f91" draw:formula="if(?f50, ?f68, ?f85)"/>
              <draw:equation draw:name="f92" draw:formula="if(?f50, ?f69, ?f83)"/>
              <draw:equation draw:name="f93" draw:formula="if(?f50, ?f70, ?f85)"/>
              <draw:equation draw:name="f94" draw:formula="?f11 + ?f50"/>
              <draw:equation draw:name="f95" draw:formula="?f11 + ?f2"/>
              <draw:equation draw:name="f96" draw:formula="?f95 * ?f10 / ?f1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26"/>
              <draw:equation draw:name="f101" draw:formula="sin(?f97)"/>
              <draw:equation draw:name="f102" draw:formula="0 - ?f101"/>
              <draw:equation draw:name="f103" draw:formula="?f102 * ?f31"/>
              <draw:equation draw:name="f104" draw:formula="sqrt(?f100 * ?f100 + ?f103 * ?f103 + 0 * 0)"/>
              <draw:equation draw:name="f105" draw:formula="?f26 * ?f31 / ?f104"/>
              <draw:equation draw:name="f106" draw:formula="?f102 * ?f105"/>
              <draw:equation draw:name="f107" draw:formula="?f20 - ?f106"/>
              <draw:equation draw:name="f108" draw:formula="?f99 * ?f105"/>
              <draw:equation draw:name="f109" draw:formula="?f30 - ?f108"/>
              <draw:equation draw:name="f110" draw:formula="?f107 - ?f26"/>
              <draw:equation draw:name="f111" draw:formula="?f109 - ?f31"/>
              <draw:equation draw:name="f112" draw:formula="?f107 + ?f26"/>
              <draw:equation draw:name="f113" draw:formula="?f109 + ?f31"/>
              <draw:equation draw:name="f114" draw:formula="?f94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26"/>
              <draw:equation draw:name="f120" draw:formula="sin(?f116)"/>
              <draw:equation draw:name="f121" draw:formula="0 - ?f120"/>
              <draw:equation draw:name="f122" draw:formula="?f121 * ?f31"/>
              <draw:equation draw:name="f123" draw:formula="sqrt(?f119 * ?f119 + ?f122 * ?f122 + 0 * 0)"/>
              <draw:equation draw:name="f124" draw:formula="?f26 * ?f31 / ?f123"/>
              <draw:equation draw:name="f125" draw:formula="?f121 * ?f124"/>
              <draw:equation draw:name="f126" draw:formula="?f107 + ?f125"/>
              <draw:equation draw:name="f127" draw:formula="?f118 * ?f124"/>
              <draw:equation draw:name="f128" draw:formula="?f109 + ?f127"/>
              <draw:equation draw:name="f129" draw:formula="if(?f50, ?f20, ?f110)"/>
              <draw:equation draw:name="f130" draw:formula="if(?f50, ?f30, ?f111)"/>
              <draw:equation draw:name="f131" draw:formula="if(?f50, ?f20, ?f112)"/>
              <draw:equation draw:name="f132" draw:formula="if(?f50, ?f30, ?f113)"/>
              <draw:equation draw:name="f133" draw:formula="if(?f50, ?f110, ?f126)"/>
              <draw:equation draw:name="f134" draw:formula="if(?f50, ?f111, ?f128)"/>
              <draw:equation draw:name="f135" draw:formula="if(?f50, ?f112, ?f126)"/>
              <draw:equation draw:name="f136" draw:formula="if(?f50, ?f113, ?f128)"/>
            </draw:enhanced-geometry>
          </draw:custom-shape>
          <draw:custom-shape svg:x="5.60607in" svg:y="6.31013in" svg:width="0.16905in" svg:height="0.37635in" draw:id="id74" draw:style-name="a389" draw:name="Right Bracket 8">
            <svg:title/>
            <svg:desc/>
            <text:p text:style-name="a388" text:class-names="" text:cond-style-name=""><text:span text:style-name="a387" text:class-names=""/></text:p>
            <draw:enhanced-geometry xmlns:dr3d="urn:oasis:names:tc:opendocument:xmlns:dr3d:1.0" draw:path-stretchpoint-x="21600" draw:path-stretchpoint-y="21600" draw:type="non-primitive" svg:viewBox="0 0 21600 21600" draw:enhanced-path="S M ?f11 ?f11 A ?f86 ?f87 ?f88 ?f89 ?f11 ?f11 ?f83 ?f85  W ?f90 ?f91 ?f92 ?f93 ?f11 ?f11 ?f83 ?f85 L ?f20 ?f30 A ?f129 ?f130 ?f131 ?f132 ?f20 ?f30 ?f126 ?f128  W ?f133 ?f134 ?f135 ?f136 ?f20 ?f30 ?f126 ?f128 Z N F M ?f11 ?f11 A ?f86 ?f87 ?f88 ?f89 ?f11 ?f11 ?f83 ?f85  W ?f90 ?f91 ?f92 ?f93 ?f11 ?f11 ?f83 ?f85 L ?f20 ?f30 A ?f129 ?f130 ?f131 ?f132 ?f20 ?f30 ?f126 ?f128  W ?f133 ?f134 ?f135 ?f136 ?f20 ?f30 ?f126 ?f128 N" draw:text-areas="?f11 ?f44 ?f43 ?f46" draw:glue-points="?f11 ?f11 ?f11 ?f21 ?f20 ?f27" draw:glue-point-leaving-directions="-180, -360, -27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8333"/>
              <draw:equation draw:name="f13" draw:formula="2700000 + ?f2"/>
              <draw:equation draw:name="f14" draw:formula="?f13 - ?f2"/>
              <draw:equation draw:name="f15" draw:formula="?f8 / 21600"/>
              <draw:equation draw:name="f16" draw:formula="?f7 / 21600"/>
              <draw:equation draw:name="f17" draw:formula="21600 * ?f8"/>
              <draw:equation draw:name="f18" draw:formula="21600 * ?f7"/>
              <draw:equation draw:name="f19" draw:formula="min(?f16, ?f15)"/>
              <draw:equation draw:name="f20" draw:formula="?f17 / ?f9"/>
              <draw:equation draw:name="f21" draw:formula="?f18 / ?f9"/>
              <draw:equation draw:name="f22" draw:formula="?f21 - ?f11"/>
              <draw:equation draw:name="f23" draw:formula="?f20 - ?f11"/>
              <draw:equation draw:name="f24" draw:formula="?f22 / 2"/>
              <draw:equation draw:name="f25" draw:formula="min(?f23, ?f22)"/>
              <draw:equation draw:name="f26" draw:formula="?f23 * ?f19"/>
              <draw:equation draw:name="f27" draw:formula="?f11 + ?f24"/>
              <draw:equation draw:name="f28" draw:formula="?f25 * ?f12"/>
              <draw:equation draw:name="f29" draw:formula="?f28 / 100000"/>
              <draw:equation draw:name="f30" draw:formula="?f21 - ?f29"/>
              <draw:equation draw:name="f31" draw:formula="?f29 * ?f19"/>
              <draw:equation draw:name="f32" draw:formula="?f14 + ?f2"/>
              <draw:equation draw:name="f33" draw:formula="?f32 * ?f10 / ?f1"/>
              <draw:equation draw:name="f34" draw:formula="0 - ?f33"/>
              <draw:equation draw:name="f35" draw:formula="sin(?f34)"/>
              <draw:equation draw:name="f36" draw:formula="0 - ?f35"/>
              <draw:equation draw:name="f37" draw:formula="?f36"/>
              <draw:equation draw:name="f38" draw:formula="cos(?f34)"/>
              <draw:equation draw:name="f39" draw:formula="0 - ?f38"/>
              <draw:equation draw:name="f40" draw:formula="?f39"/>
              <draw:equation draw:name="f41" draw:formula="?f37 * ?f23"/>
              <draw:equation draw:name="f42" draw:formula="?f40 * ?f29"/>
              <draw:equation draw:name="f43" draw:formula="?f11 + ?f41"/>
              <draw:equation draw:name="f44" draw:formula="?f29 - ?f42"/>
              <draw:equation draw:name="f45" draw:formula="?f21 + ?f42"/>
              <draw:equation draw:name="f46" draw:formula="?f45 - ?f29"/>
              <draw:equation draw:name="f47" draw:formula="21550000 - ?f2"/>
              <draw:equation draw:name="f48" draw:formula="if(?f47, ?f2, 21550000)"/>
              <draw:equation draw:name="f49" draw:formula="-21550000 - ?f48"/>
              <draw:equation draw:name="f50" draw:formula="if(?f49, -21550000, ?f48)"/>
              <draw:equation draw:name="f51" draw:formula="?f0 + ?f50"/>
              <draw:equation draw:name="f52" draw:formula="?f0 + ?f2"/>
              <draw:equation draw:name="f53" draw:formula="?f52 * ?f10 / ?f1"/>
              <draw:equation draw:name="f54" draw:formula="0 - ?f53"/>
              <draw:equation draw:name="f55" draw:formula="cos(?f54)"/>
              <draw:equation draw:name="f56" draw:formula="0 - ?f55"/>
              <draw:equation draw:name="f57" draw:formula="?f56 * ?f26"/>
              <draw:equation draw:name="f58" draw:formula="sin(?f54)"/>
              <draw:equation draw:name="f59" draw:formula="0 - ?f58"/>
              <draw:equation draw:name="f60" draw:formula="?f59 * ?f31"/>
              <draw:equation draw:name="f61" draw:formula="sqrt(?f57 * ?f57 + ?f60 * ?f60 + 0 * 0)"/>
              <draw:equation draw:name="f62" draw:formula="?f26 * ?f31 / ?f61"/>
              <draw:equation draw:name="f63" draw:formula="?f59 * ?f62"/>
              <draw:equation draw:name="f64" draw:formula="?f11 - ?f63"/>
              <draw:equation draw:name="f65" draw:formula="?f56 * ?f62"/>
              <draw:equation draw:name="f66" draw:formula="?f11 - ?f65"/>
              <draw:equation draw:name="f67" draw:formula="?f64 - ?f26"/>
              <draw:equation draw:name="f68" draw:formula="?f66 - ?f31"/>
              <draw:equation draw:name="f69" draw:formula="?f64 + ?f26"/>
              <draw:equation draw:name="f70" draw:formula="?f66 + ?f31"/>
              <draw:equation draw:name="f71" draw:formula="?f51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26"/>
              <draw:equation draw:name="f77" draw:formula="sin(?f73)"/>
              <draw:equation draw:name="f78" draw:formula="0 - ?f77"/>
              <draw:equation draw:name="f79" draw:formula="?f78 * ?f31"/>
              <draw:equation draw:name="f80" draw:formula="sqrt(?f76 * ?f76 + ?f79 * ?f79 + 0 * 0)"/>
              <draw:equation draw:name="f81" draw:formula="?f26 * ?f31 / ?f80"/>
              <draw:equation draw:name="f82" draw:formula="?f78 * ?f81"/>
              <draw:equation draw:name="f83" draw:formula="?f64 + ?f82"/>
              <draw:equation draw:name="f84" draw:formula="?f75 * ?f81"/>
              <draw:equation draw:name="f85" draw:formula="?f66 + ?f84"/>
              <draw:equation draw:name="f86" draw:formula="if(?f50, ?f11, ?f67)"/>
              <draw:equation draw:name="f87" draw:formula="if(?f50, ?f11, ?f68)"/>
              <draw:equation draw:name="f88" draw:formula="if(?f50, ?f11, ?f69)"/>
              <draw:equation draw:name="f89" draw:formula="if(?f50, ?f11, ?f70)"/>
              <draw:equation draw:name="f90" draw:formula="if(?f50, ?f67, ?f83)"/>
              <draw:equation draw:name="f91" draw:formula="if(?f50, ?f68, ?f85)"/>
              <draw:equation draw:name="f92" draw:formula="if(?f50, ?f69, ?f83)"/>
              <draw:equation draw:name="f93" draw:formula="if(?f50, ?f70, ?f85)"/>
              <draw:equation draw:name="f94" draw:formula="?f11 + ?f50"/>
              <draw:equation draw:name="f95" draw:formula="?f11 + ?f2"/>
              <draw:equation draw:name="f96" draw:formula="?f95 * ?f10 / ?f1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26"/>
              <draw:equation draw:name="f101" draw:formula="sin(?f97)"/>
              <draw:equation draw:name="f102" draw:formula="0 - ?f101"/>
              <draw:equation draw:name="f103" draw:formula="?f102 * ?f31"/>
              <draw:equation draw:name="f104" draw:formula="sqrt(?f100 * ?f100 + ?f103 * ?f103 + 0 * 0)"/>
              <draw:equation draw:name="f105" draw:formula="?f26 * ?f31 / ?f104"/>
              <draw:equation draw:name="f106" draw:formula="?f102 * ?f105"/>
              <draw:equation draw:name="f107" draw:formula="?f20 - ?f106"/>
              <draw:equation draw:name="f108" draw:formula="?f99 * ?f105"/>
              <draw:equation draw:name="f109" draw:formula="?f30 - ?f108"/>
              <draw:equation draw:name="f110" draw:formula="?f107 - ?f26"/>
              <draw:equation draw:name="f111" draw:formula="?f109 - ?f31"/>
              <draw:equation draw:name="f112" draw:formula="?f107 + ?f26"/>
              <draw:equation draw:name="f113" draw:formula="?f109 + ?f31"/>
              <draw:equation draw:name="f114" draw:formula="?f94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26"/>
              <draw:equation draw:name="f120" draw:formula="sin(?f116)"/>
              <draw:equation draw:name="f121" draw:formula="0 - ?f120"/>
              <draw:equation draw:name="f122" draw:formula="?f121 * ?f31"/>
              <draw:equation draw:name="f123" draw:formula="sqrt(?f119 * ?f119 + ?f122 * ?f122 + 0 * 0)"/>
              <draw:equation draw:name="f124" draw:formula="?f26 * ?f31 / ?f123"/>
              <draw:equation draw:name="f125" draw:formula="?f121 * ?f124"/>
              <draw:equation draw:name="f126" draw:formula="?f107 + ?f125"/>
              <draw:equation draw:name="f127" draw:formula="?f118 * ?f124"/>
              <draw:equation draw:name="f128" draw:formula="?f109 + ?f127"/>
              <draw:equation draw:name="f129" draw:formula="if(?f50, ?f20, ?f110)"/>
              <draw:equation draw:name="f130" draw:formula="if(?f50, ?f30, ?f111)"/>
              <draw:equation draw:name="f131" draw:formula="if(?f50, ?f20, ?f112)"/>
              <draw:equation draw:name="f132" draw:formula="if(?f50, ?f30, ?f113)"/>
              <draw:equation draw:name="f133" draw:formula="if(?f50, ?f110, ?f126)"/>
              <draw:equation draw:name="f134" draw:formula="if(?f50, ?f111, ?f128)"/>
              <draw:equation draw:name="f135" draw:formula="if(?f50, ?f112, ?f126)"/>
              <draw:equation draw:name="f136" draw:formula="if(?f50, ?f113, ?f128)"/>
            </draw:enhanced-geometry>
          </draw:custom-shap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82" draw:style="linear" draw:angle="1800" draw:start-color="#92d050" draw:end-color="#ffc000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7/06/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07/06/2021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7/06/2021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07/06/2021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07/06/2021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07/06/2021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07/06/2021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07/06/2021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07/06/2021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07/06/2021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07/06/2021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07/06/2021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Marcel Zwiers</meta:initial-creator>
    <dc:creator>Marcel</dc:creator>
    <meta:creation-date>2021-03-01T16:47:46Z</meta:creation-date>
    <dc:date>2021-07-06T14:35:50Z</dc:date>
    <meta:editing-cycles>8</meta:editing-cycles>
    <meta:editing-duration>PT10346S</meta:editing-duration>
    <meta:document-statistic meta:paragraph-count="4" meta:word-count="9"/>
  </office:meta>
</office:document-meta>
</file>